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0.2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1"/>
      <style:map style:condition="cell-content()!=&quot;&quot;" style:apply-style-name="Untitled2" style:base-cell-address="Sheet1.A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92"/>
      <style:map style:condition="cell-content()!=&quot;&quot;" style:apply-style-name="Untitled2" style:base-cell-address="Sheet1.A9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</style:style>
    <style:style style:name="ce6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language="en" fo:country="U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language="en" fo:country="US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6"/>
        <table:table-row table:style-name="ro1">
          <table:table-cell table:style-name="ce1" office:value-type="string" calcext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leeping bag</text:p>
          </table:table-cell>
          <table:table-cell/>
          <table:table-cell table:style-name="ce9" office:value-type="string" calcext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P3 play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An analog gam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That last Doctor Who episo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harging cab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important phone numbers sav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maybe SIM card for abroad?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8" office:value-type="string" calcext:value-type="string">
            <text:p>Most important phone numbers ON PAP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Penknif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Can ope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Rescue blanket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Clotheslin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Fire extinguisher if possibl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Snap hook / carabi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Hand broom (for cleaning the tent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GPS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<text:s text:c="2"/>with the right maps?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91">
            <calcext:condition calcext:apply-style-name="Untitled1" calcext:value="=&quot;&quot;" calcext:base-cell-address="Sheet1.A1"/>
            <calcext:condition calcext:apply-style-name="Untitled2" calcext:value="!=&quot;&quot;" calcext:base-cell-address="Sheet1.A1"/>
          </calcext:conditional-format>
          <calcext:conditional-format calcext:target-range-address="Sheet1.A92:Sheet1.A92">
            <calcext:condition calcext:apply-style-name="Untitled1" calcext:value="=&quot;&quot;" calcext:base-cell-address="Sheet1.A92"/>
            <calcext:condition calcext:apply-style-name="Untitled2" calcext:value="!=&quot;&quot;" calcext:base-cell-address="Sheet1.A92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6pt solid #000000" style:rotation-angle="90" style:vertical-justify="auto"/>
      <style:paragraph-properties css3t:text-justify="auto"/>
      <style:text-properties style:font-name="Arial Black" fo:font-family="'Arial Black'" style:font-style-name="Normal" style:font-pitch="variable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22:13:54.286391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1T20:10:42</meta:creation-date>
    <dc:date>2014-07-27T22:16:30.718818914</dc:date>
    <meta:editing-duration>PT2H46M49S</meta:editing-duration>
    <meta:editing-cycles>53</meta:editing-cycles>
    <meta:generator>LibreOffice/4.2.5.2$Linux_X86_64 LibreOffice_project/420$Build-2</meta:generator>
    <dc:creator>M G</dc:creator>
    <meta:document-statistic meta:table-count="3" meta:cell-count="93" meta:object-count="0"/>
  </office:meta>
</office:document-meta>
</file>